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262ce" officeooo:paragraph-rsid="001262ce" style:font-weight-asian="normal" style:font-weight-complex="normal"/>
    </style:style>
    <style:style style:name="P4" style:family="paragraph" style:parent-style-name="Standard">
      <style:text-properties fo:font-weight="normal" officeooo:rsid="0012c05d" officeooo:paragraph-rsid="0012c05d" style:font-weight-asian="normal" style:font-weight-complex="normal"/>
    </style:style>
    <style:style style:name="P5" style:family="paragraph" style:parent-style-name="Standard">
      <style:text-properties fo:font-weight="normal" officeooo:rsid="0013a584" officeooo:paragraph-rsid="0013a584" style:font-weight-asian="normal" style:font-weight-complex="normal"/>
    </style:style>
    <style:style style:name="T1" style:family="text">
      <style:text-properties officeooo:rsid="00148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</text:p>
      <text:p text:style-name="P1"/>
      <text:p text:style-name="P1"/>
      <text:p text:style-name="P1">1. ¿Cuáles son las principales funciones de la capa de transporte?</text:p>
      <text:p text:style-name="P2"/>
      <text:p text:style-name="P2">Las tareas principales de la capa de transporte es transportar información entre aplicaciones</text:p>
      <text:p text:style-name="P2">que se ejecutan en diferentes máquinas.</text:p>
      <text:p text:style-name="P2">Se encarga de preparar los datos de la aplicación para el transporte a</text:p>
      <text:p text:style-name="P2">través de la red y de procesar los datos de la red para su utilización por parte de las aplicaciones.</text:p>
      <text:p text:style-name="P3">Hace de intermediario entre las capas orientadas a la red y las</text:p>
      <text:p text:style-name="P3">orientadas a las aplicaciones.</text:p>
      <text:p text:style-name="P1"/>
      <text:p text:style-name="P1">2. Explica la diferencia entre proceso y aplicación.</text:p>
      <text:p text:style-name="P1"/>
      <text:p text:style-name="P2">Una aplicación es un conjunto de instrucciones ejecutables almacenadas en un dispositivo.</text:p>
      <text:p text:style-name="P2">Cuando una aplicación se está ejecutando recibe el nombre de proceso.</text:p>
      <text:p text:style-name="P1"/>
      <text:p text:style-name="P1"/>
      <text:p text:style-name="P1"/>
      <text:p text:style-name="P1"/>
      <text:p text:style-name="P1"/>
      <text:p text:style-name="P1"/>
      <text:p text:style-name="P1">3. En el contexto de la capa de aplicación, ¿qué son los puertos?</text:p>
      <text:p text:style-name="P1"/>
      <text:p text:style-name="P4">Identificadores de aplicaciones mediante los cuales los diferentes procesos de los dispositivos que lo necesiten se comunican.</text:p>
      <text:p text:style-name="P5">Se aplica en la capa de Transporte <text:span text:style-name="T1">mediante el protocolo <text:s/>TCP/IP. Utiliza 16 bits para identificarlo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8:50:00.951364743</meta:creation-date>
    <dc:date>2019-05-16T09:02:41.267277899</dc:date>
    <meta:editing-duration>PT12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58" meta:character-count="975" meta:non-whitespace-character-count="830"/>
  </office:meta>
</office:document-meta>
</file>